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fo:font-size="18pt" officeooo:rsid="000f335c" officeooo:paragraph-rsid="000f335c" style:font-size-asian="18pt" style:font-size-complex="18pt"/>
    </style:style>
    <style:style style:name="P63" style:family="paragraph" style:parent-style-name="Standard">
      <style:text-properties officeooo:rsid="00162cd2" officeooo:paragraph-rsid="00162cd2"/>
    </style:style>
    <style:style style:name="P64" style:family="paragraph" style:parent-style-name="Standard">
      <style:text-properties officeooo:rsid="0017b296" officeooo:paragraph-rsid="0017b296"/>
    </style:style>
    <style:style style:name="P65" style:family="paragraph" style:parent-style-name="Standard">
      <style:text-properties fo:font-weight="bold" officeooo:rsid="001edc08" officeooo:paragraph-rsid="001edc08" style:font-weight-asian="bold" style:font-weight-complex="bold"/>
    </style:style>
    <style:style style:name="P66" style:family="paragraph" style:parent-style-name="Standard">
      <style:text-properties fo:font-weight="bold" officeooo:rsid="001b76a4" officeooo:paragraph-rsid="001b76a4" style:font-weight-asian="bold" style:font-weight-complex="bold"/>
    </style:style>
    <style:style style:name="P67" style:family="paragraph" style:parent-style-name="Standard">
      <style:text-properties fo:font-weight="bold" officeooo:rsid="001f7c08" officeooo:paragraph-rsid="001f7c08" style:font-weight-asian="bold" style:font-weight-complex="bold"/>
    </style:style>
    <style:style style:name="P68" style:family="paragraph" style:parent-style-name="Standard">
      <style:text-properties officeooo:rsid="001b76a4" officeooo:paragraph-rsid="001b76a4"/>
    </style:style>
    <style:style style:name="P69" style:family="paragraph" style:parent-style-name="Standard">
      <style:text-properties officeooo:rsid="001edc08" officeooo:paragraph-rsid="001edc08"/>
    </style:style>
    <style:style style:name="P70" style:family="paragraph" style:parent-style-name="Standard">
      <style:text-properties officeooo:rsid="002cef1a" officeooo:paragraph-rsid="002cef1a"/>
    </style:style>
    <style:style style:name="P71" style:family="paragraph" style:parent-style-name="Standard">
      <style:text-properties style:font-name="Jetbrains Mono" fo:font-size="9pt" officeooo:rsid="002cef1a" officeooo:paragraph-rsid="002cef1a" style:font-size-asian="9pt" style:font-size-complex="9pt"/>
    </style:style>
    <style:style style:name="P72" style:family="paragraph" style:parent-style-name="Standard">
      <style:text-properties style:font-name="Jetbrains Mono" fo:font-size="9pt" officeooo:rsid="002e3e0f" officeooo:paragraph-rsid="002e3e0f" style:font-size-asian="9pt" style:font-size-complex="9pt"/>
    </style:style>
    <style:style style:name="P73" style:family="paragraph" style:parent-style-name="Standard">
      <style:text-properties officeooo:rsid="002e3e0f" officeooo:paragraph-rsid="002e3e0f"/>
    </style:style>
    <style:style style:name="P74" style:family="paragraph" style:parent-style-name="Standard">
      <style:text-properties officeooo:rsid="002e3e0f" officeooo:paragraph-rsid="002e6a5d"/>
    </style:style>
    <style:style style:name="P75" style:family="paragraph" style:parent-style-name="Standard">
      <style:text-properties officeooo:paragraph-rsid="002e3e0f"/>
    </style:style>
    <style:style style:name="P76" style:family="paragraph" style:parent-style-name="Standard">
      <style:text-properties officeooo:rsid="002e6a5d" officeooo:paragraph-rsid="002e6a5d"/>
    </style:style>
    <style:style style:name="P77" style:family="paragraph" style:parent-style-name="Standard">
      <style:text-properties fo:font-style="italic" officeooo:rsid="002e3e0f" officeooo:paragraph-rsid="002e3e0f" style:font-style-asian="italic" style:font-style-complex="italic"/>
    </style:style>
    <style:style style:name="P78" style:family="paragraph" style:parent-style-name="Standard">
      <style:paragraph-properties fo:break-before="page"/>
      <style:text-properties officeooo:paragraph-rsid="0009b07c"/>
    </style:style>
    <style:style style:name="P79" style:family="paragraph" style:parent-style-name="Standard">
      <style:paragraph-properties fo:break-before="page"/>
      <style:text-properties officeooo:paragraph-rsid="000f335c"/>
    </style:style>
    <style:style style:name="P80" style:family="paragraph" style:parent-style-name="Standard">
      <style:paragraph-properties fo:break-before="page"/>
      <style:text-properties officeooo:rsid="000d51a0" officeooo:paragraph-rsid="000f335c"/>
    </style:style>
    <style:style style:name="P81"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2"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3" style:family="paragraph" style:parent-style-name="Text_20_body">
      <style:text-properties officeooo:rsid="0017b296" officeooo:paragraph-rsid="0017b296"/>
    </style:style>
    <style:style style:name="P84" style:family="paragraph" style:parent-style-name="Heading_20_2">
      <style:paragraph-properties fo:break-before="page"/>
    </style:style>
    <style:style style:name="P85"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86" style:family="paragraph" style:parent-style-name="Standard" style:list-style-name="L1">
      <style:text-properties officeooo:paragraph-rsid="0006a602"/>
    </style:style>
    <style:style style:name="P87" style:family="paragraph" style:parent-style-name="Standard" style:list-style-name="L1">
      <style:text-properties officeooo:rsid="0006a602" officeooo:paragraph-rsid="0006a602"/>
    </style:style>
    <style:style style:name="P88" style:family="paragraph" style:parent-style-name="Standard" style:list-style-name="L1">
      <style:text-properties style:text-underline-style="solid" style:text-underline-width="auto" style:text-underline-color="font-color" officeooo:rsid="0006a602" officeooo:paragraph-rsid="0006a602"/>
    </style:style>
    <style:style style:name="P89" style:family="paragraph" style:parent-style-name="Standard" style:list-style-name="L1">
      <style:text-properties officeooo:rsid="0006a784" officeooo:paragraph-rsid="0006a784"/>
    </style:style>
    <style:style style:name="P90" style:family="paragraph" style:parent-style-name="Standard" style:list-style-name="L1">
      <style:text-properties officeooo:rsid="000934ad" officeooo:paragraph-rsid="000934ad"/>
    </style:style>
    <style:style style:name="P91" style:family="paragraph" style:parent-style-name="Standard" style:list-style-name="L1">
      <style:text-properties officeooo:rsid="0006ea01" officeooo:paragraph-rsid="0006ea01"/>
    </style:style>
    <style:style style:name="P92" style:family="paragraph" style:parent-style-name="Standard" style:list-style-name="L2">
      <style:text-properties officeooo:paragraph-rsid="000a3f90"/>
    </style:style>
    <style:style style:name="P93"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9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9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96" style:family="paragraph" style:parent-style-name="Standard" style:list-style-name="L2">
      <style:text-properties officeooo:rsid="000b5e49" officeooo:paragraph-rsid="000b5e49"/>
    </style:style>
    <style:style style:name="P97" style:family="paragraph" style:parent-style-name="Standard" style:list-style-name="L3">
      <style:text-properties officeooo:paragraph-rsid="000d51a0"/>
    </style:style>
    <style:style style:name="P98" style:family="paragraph" style:parent-style-name="Standard" style:list-style-name="L4">
      <style:text-properties officeooo:rsid="0011dbc5" officeooo:paragraph-rsid="0011dbc5"/>
    </style:style>
    <style:style style:name="P99" style:family="paragraph" style:parent-style-name="Standard" style:list-style-name="L4">
      <style:text-properties fo:font-weight="bold" officeooo:rsid="0011dbc5" officeooo:paragraph-rsid="0011dbc5" style:font-weight-asian="bold" style:font-weight-complex="bold"/>
    </style:style>
    <style:style style:name="P100" style:family="paragraph" style:parent-style-name="Text_20_body">
      <style:text-properties officeooo:paragraph-rsid="004f7540"/>
    </style:style>
    <style:style style:name="P101" style:family="paragraph" style:parent-style-name="Text_20_body">
      <style:text-properties style:font-name="Liberation Serif" fo:font-size="12pt" fo:font-style="normal" fo:font-weight="normal" officeooo:rsid="004f7540" officeooo:paragraph-rsid="004f7540" style:font-size-asian="10.5pt" style:font-style-asian="normal" style:font-weight-asian="normal" style:font-size-complex="12pt" style:font-style-complex="normal" style:font-weight-complex="normal"/>
    </style:style>
    <style:style style:name="P102" style:family="paragraph" style:parent-style-name="Text_20_body" style:list-style-name="L5">
      <style:text-properties officeooo:paragraph-rsid="004f7540"/>
    </style:style>
    <style:style style:name="P103" style:family="paragraph" style:parent-style-name="Text_20_body" style:list-style-name="L5">
      <style:text-properties officeooo:paragraph-rsid="0050e153"/>
    </style:style>
    <style:style style:name="P104" style:family="paragraph" style:parent-style-name="Text_20_body" style:list-style-name="L5">
      <style:text-properties officeooo:rsid="0050e153" officeooo:paragraph-rsid="0050e153"/>
    </style:style>
    <style:style style:name="P105" style:family="paragraph" style:parent-style-name="Text_20_body">
      <style:text-properties officeooo:rsid="0050e153" officeooo:paragraph-rsid="0050e153"/>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T43" style:family="text">
      <style:text-properties officeooo:rsid="004c7f3f"/>
    </style:style>
    <style:style style:name="T44" style:family="text">
      <style:text-properties style:font-name="Liberation Sans" fo:font-size="13.3000001907349pt" fo:font-style="italic" fo:font-weight="bold" officeooo: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T45" style:family="text">
      <style:text-properties style:font-name-asian="Noto Sans CJK SC" style:font-name-complex="FreeSans"/>
    </style:style>
    <style:style style:name="T46"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47" style:family="text">
      <style:text-properties style:font-name="Liberation Serif" fo:font-size="12pt" fo:font-style="normal" fo:font-weight="normal" officeooo:rsid="004f7540" style:font-name-asian="Noto Sans CJK SC" style:font-size-asian="10.5pt" style:font-style-asian="normal" style:font-weight-asian="normal" style:font-name-complex="FreeSans" style:font-size-complex="12pt" style:font-style-complex="normal" style:font-weight-complex="normal"/>
    </style:style>
    <style:style style:name="T48" style:family="text">
      <style:text-properties style:font-name="Liberation Serif" fo:font-size="12pt" fo:font-style="normal" fo:font-weight="normal" officeooo:rsid="0050e153" style:font-name-asian="Noto Sans CJK SC" style:font-size-asian="10.5pt" style:font-style-asian="normal" style:font-weight-asian="normal" style:font-name-complex="FreeSans"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3071059009" text:style-name="L1">
        <text:list-header>
          <text:p text:style-name="P87"/>
        </text:list-header>
        <text:list-item>
          <text:p text:style-name="P87">Análisis de máximos y mínimos de las fluctuaciones, para intentar predecir la dirección del mercado.</text:p>
          <text:p text:style-name="P86"/>
        </text:list-item>
        <text:list-item>
          <text:p text:style-name="P86"><text:span text:style-name="T1">IMPORTANTE: ver dichos máximos y mínimos con respecto a los máximos y mínimos anteriores. → <text:tab/>APRENDER A LEER GRAFICO DE TRADING. </text:span><text:span text:style-name="T2">PUNTO 4</text:span></text:p>
          <text:p text:style-name="P86"/>
        </text:list-item>
        <text:list-item>
          <text:p text:style-name="P88"><text:span text:style-name="T2">TEORÍA DE DOW. </text:span>6 principios:</text:p>
        </text:list-item>
      </text:list>
      <text:p text:style-name="P2"/>
      <text:list xml:id="list180959654242155" text:continue-numbering="true" text:style-name="L1">
        <text:list-item>
          <text:list>
            <text:list-item>
              <text:p text:style-name="P87">Cualquier acontecimiento externo se ve en el gráfico.</text:p>
            </text:list-item>
          </text:list>
        </text:list-item>
      </text:list>
      <text:p text:style-name="P1"/>
      <text:list xml:id="list180959009682937" text:continue-numbering="true" text:style-name="L1">
        <text:list-item>
          <text:list>
            <text:list-item>
              <text:p text:style-name="P87">Mercado tiene 3 tendencias:</text:p>
              <text:list>
                <text:list-item>
                  <text:p text:style-name="P87">Primaria (largo plazo, entre 1 y 3 años)</text:p>
                </text:list-item>
                <text:list-item>
                  <text:p text:style-name="P87">Secundaria (medio plazo, entre 3 semanas y 3 meses)</text:p>
                </text:list-item>
                <text:list-item>
                  <text:p text:style-name="P87">Terciaria <text:span text:style-name="T21">o menor </text:span>(corto plazo, &lt; 3 semanas) </text:p>
                </text:list-item>
              </text:list>
            </text:list-item>
          </text:list>
        </text:list-item>
      </text:list>
      <text:p text:style-name="P2"/>
      <text:list xml:id="list180959307522717" text:continue-numbering="true" text:style-name="L1">
        <text:list-item>
          <text:list>
            <text:list-item>
              <text:p text:style-name="P86"><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87"><text:span text:style-name="T2">Tend. Prim. A</text:span>lcista →<text:span text:style-name="T2"> acumulación – tendencia – distribución</text:span></text:p>
                </text:list-item>
                <text:list-item>
                  <text:p text:style-name="P89">Tend. Prim. Bajista → acumulación – tendencia – pánico</text:p>
                </text:list-item>
              </text:list>
            </text:list-item>
          </text:list>
        </text:list-item>
      </text:list>
      <text:p text:style-name="P3"/>
      <text:list xml:id="list180959312315106" text:continue-numbering="true" text:style-name="L1">
        <text:list-item>
          <text:list>
            <text:list-item>
              <text:p text:style-name="P89">Volumen de negociación confirma la tendencia</text:p>
            </text:list-item>
          </text:list>
          <text:p text:style-name="P89"/>
          <text:list text:continue-numbering="true">
            <text:list-header>
              <text:p text:style-name="P90"><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90">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180958251555678" text:continue-numbering="true" text:style-name="L1">
        <text:list-item>
          <text:list>
            <text:list-item>
              <text:list>
                <text:list-item>
                  <text:p text:style-name="P89">Alcista: Si el precio sube, el volumen aumenta. Si el precio baja, el volumen disminuye.</text:p>
                </text:list-item>
                <text:list-item>
                  <text:p text:style-name="P89">Bajista: Si el precio sube, volumen baja. Si el precio baja, volumen aumenta.</text:p>
                </text:list-item>
              </text:list>
            </text:list-item>
          </text:list>
        </text:list-item>
      </text:list>
      <text:p text:style-name="P3"/>
      <text:list xml:id="list180959337415815" text:continue-numbering="true" text:style-name="L1">
        <text:list-item>
          <text:list>
            <text:list-item>
              <text:p text:style-name="P89">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180957677242667" text:continue-numbering="true" text:style-name="L1">
        <text:list-item>
          <text:list>
            <text:list-item>
              <text:p text:style-name="P89">Vigencia de la tendencia actual hasta que se demuestre el cambio.</text:p>
              <text:p text:style-name="P89"/>
            </text:list-item>
          </text:list>
        </text:list-item>
      </text:list>
      <text:p text:style-name="P3"/>
      <text:list xml:id="list180958739444413" text:continue-numbering="true" text:style-name="L1">
        <text:list-item>
          <text:p text:style-name="P89">ESCENARIOS ALCISTAS Y BAJISTAS. <text:s/>MERCADOS EN CONSOLIDACIÓN</text:p>
          <text:p text:style-name="P89"/>
          <text:list>
            <text:list-item>
              <text:p text:style-name="P89">Máximos más altos, mínimos más altos → mercado/tendencia alcista</text:p>
              <text:p text:style-name="P89"/>
            </text:list-item>
            <text:list-item>
              <text:p text:style-name="P89">Máximos más bajos, mínimos más bajos → mercado/tendencia bajista</text:p>
              <text:p text:style-name="P89"><text:soft-page-break/></text:p>
            </text:list-item>
            <text:list-item>
              <text:p text:style-name="P89">Mercado lateral o de consolidación, no ocurre ni a ni b.</text:p>
            </text:list-item>
          </text:list>
        </text:list-item>
      </text:list>
      <text:p text:style-name="P3"/>
      <text:p text:style-name="P3"/>
      <text:list xml:id="list180959506995196" text:continue-numbering="true" text:style-name="L1">
        <text:list-item>
          <text:p text:style-name="P91">SOPORTE O RESISTENCIA (zonas). <text:s/>Sirven para ver cuándo el mercado las “rompe”, buena opción para entrada a operar. Dan lugar a nuevas tendencias. PREDICE LA TENDENCIA DEL MERCADO (INDICA PUNTOS EXACTOS DE ENTRADA)</text:p>
          <text:p text:style-name="P91"/>
        </text:list-item>
      </text:list>
      <text:p text:style-name="P8"/>
      <text:list xml:id="list180958184359843" text:continue-numbering="true" text:style-name="L1">
        <text:list-item>
          <text:p text:style-name="P91">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8"><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3731321233" text:style-name="L2">
        <text:list-item>
          <text:p text:style-name="P92"><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93"/>
            </text:list-header>
            <text:list-item>
              <text:p text:style-name="P93">Determine la posición actual y la tendencia futura probable del mercado.</text:p>
              <text:p text:style-name="P93">Consolidado o en tendencia? Evaluación del mercado para futura tendencia (futuro cercano) Toma de decisiones a largo o corto plazo.</text:p>
              <text:p text:style-name="P93"/>
            </text:list-item>
            <text:list-item>
              <text:p text:style-name="P93">Seleccione acciones en armonía con la tendencia. En alcista, elegir acciones más fuertes que el mercado (mayores aumentos porcentuales que el mercado durante los repuntes y menores disminuciones durante las reacciones). Lo contrario para bajista.</text:p>
              <text:p text:style-name="P93"/>
            </text:list-item>
            <text:list-item>
              <text:p text:style-name="P93">Seleccione acciones con una “causa” que iguale o exceda su objetivo mínimo.</text:p>
              <text:p text:style-name="P93">Ley de Wyckoff de “Causa y Efecto”. Proyecciones P&amp;F (punto y figura).</text:p>
              <text:p text:style-name="P94">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94"/>
            </text:list-item>
            <text:list-item>
              <text:p text:style-name="P94">Disponibilidad de acciones. </text:p>
              <text:p text:style-name="P94"/>
            </text:list-item>
            <text:list-item>
              <text:p text:style-name="P94">Elección de activo para operar. Escoger el activo que va en armonía con el mercado general. (más probabilidades de éxito).</text:p>
            </text:list-item>
          </text:list>
        </text:list-item>
      </text:list>
      <text:p text:style-name="P15"/>
      <text:p text:style-name="P15"/>
      <text:list xml:id="list180958330042592" text:continue-numbering="true" text:style-name="L2">
        <text:list-item>
          <text:p text:style-name="P95">Ciclo de precios en la teoría de Wyckoff.</text:p>
          <text:p text:style-name="P96"><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95"/>
        </text:list-item>
        <text:list-item>
          <text:p text:style-name="P95">Las 3 leyes del método Wyckoff:</text:p>
          <text:list>
            <text:list-header>
              <text:p text:style-name="P95"/>
            </text:list-header>
            <text:list-item>
              <text:p text:style-name="P95">Oferta y demanda: Demanda mayor que la oferta, el precio sube, al contrario, el precio baja. El trader/analista debe estudiar el equilibrio oferta/demanda comparando velas de precio y volumen.</text:p>
              <text:p text:style-name="P95"/>
            </text:list-item>
            <text:list-item>
              <text:p text:style-name="P95">Causa y efecto: La causa se mide mediante el recuento de volumen en un gráfico. El efecto es la distancia que se mueve el precio correspondiente a dicha causa.</text:p>
              <text:p text:style-name="P95"/>
            </text:list-item>
            <text:list-item>
              <text:p text:style-name="P95">Esfuerzo y resultado: Proporciona una advertencia de un posible cambio de tendencia en un futuro cercano.</text:p>
            </text:list-item>
          </text:list>
        </text:list-item>
      </text:list>
      <text:p text:style-name="P16"/>
      <text:p text:style-name="P16"/>
      <text:p text:style-name="P18"/>
      <text:h text:style-name="P84"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8"/>
      <text:p text:style-name="P5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1">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3"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2841569974" text:style-name="L3">
        <text:list-item>
          <text:p text:style-name="P97"><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180958766306434" text:continue-numbering="true" text:style-name="L3">
        <text:list-item>
          <text:p text:style-name="P97"><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7"/>
      <text:list xml:id="list180958788475224" text:continue-numbering="true" text:style-name="L3">
        <text:list-item>
          <text:p text:style-name="P97"><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7"/>
      <text:list xml:id="list180959632328119" text:continue-numbering="true" text:style-name="L3">
        <text:list-item>
          <text:p text:style-name="P97"><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7"/>
      <text:list xml:id="list180958175376541" text:continue-numbering="true" text:style-name="L3">
        <text:list-item>
          <text:p text:style-name="P97"><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2"/>
      <text:p text:style-name="P52"/>
      <text:p text:style-name="P59">Desventajas del trading algoritmico:</text:p>
      <text:p text:style-name="P59"/>
      <text:list xml:id="list920034886" text:style-name="L4">
        <text:list-item>
          <text:p text:style-name="P98"><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180958878383139" text:continue-numbering="true" text:style-name="L4">
        <text:list-item>
          <text:p text:style-name="P98"><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99">En otras palabras, dificultad para identificar <text:span text:style-name="T10">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27">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3">MetaTrader5 SOLO EN WINDOWS, PASAR A WINDOWS</text:p>
      <text:p text:style-name="P64">Cosas para windows:</text:p>
      <text:p text:style-name="P64">-PyCharm</text:p>
      <text:p text:style-name="P64">-<text:span text:style-name="T28">Docker</text:span></text:p>
      <text:p text:style-name="P64">-<text:span text:style-name="T28">GitHub Desktop</text:span></text:p>
      <text:p text:style-name="P64">-<text:span text:style-name="T28">Python</text:span></text:p>
      <text:p text:style-name="P64">-<text:span text:style-name="T28">Deps de Python</text:span></text:p>
      <text:p text:style-name="P64"/>
      <text:p text:style-name="P64"/>
      <text:p text:style-name="P64"/>
      <text:p text:style-name="P64"><text:soft-page-break/></text:p>
      <text:p text:style-name="P64"/>
      <text:p text:style-name="P83"><text:a xlink:type="simple" xlink:href="https://www.mql5.com/en/docs/integration/python_metatrader5" text:style-name="Internet_20_link" text:visited-style-name="Visited_20_Internet_20_Link">https://www.mql5.com/en/docs/integration/python_metatrader5</text:a></text:p>
      <text:p text:style-name="P83"/>
      <text:p text:style-name="P83">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4"/>
      <text:p text:style-name="P68">Con un script inicial como este:</text:p>
      <text:p text:style-name="P68"/>
      <text:p text:style-name="P82"><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8"/>
      <text:p text:style-name="P68">Nos conectamos a metatrader5. Mas documentacion y links en el script (metatrader_bot.py)</text:p>
      <text:p text:style-name="P68"><text:a xlink:type="simple" xlink:href="https://www.mql5.com/en/docs/integration/python_metatrader5" text:style-name="Internet_20_link" text:visited-style-name="Visited_20_Internet_20_Link">https://www.mql5.com/en/docs/integration/python_metatrader5</text:a></text:p>
      <text:p text:style-name="P68"/>
      <text:p text:style-name="P69">Mas docu de llamadas importantes de MT5:</text:p>
      <text:p text:style-name="P69"/>
      <text:p text:style-name="P65">positions_get</text:p>
      <text:p text:style-name="P69">Obtiene las posiciones abiertas con posibilidad de filtrado según un símbolo o ticket. Existen 3 variantes de llamada.</text:p>
      <text:p text:style-name="P69"><text:a xlink:type="simple" xlink:href="https://www.mql5.com/es/docs/integration/python_metatrader5/mt5positionsget_py" text:style-name="Internet_20_link" text:visited-style-name="Visited_20_Internet_20_Link">https://www.mql5.com/es/docs/integration/python_metatrader5/mt5positionsget_py</text:a></text:p>
      <text:p text:style-name="P69"/>
      <text:p text:style-name="P66">positions_total</text:p>
      <text:p text:style-name="P68">Obtiene el número de posiciones abiertas.</text:p>
      <text:p text:style-name="P68"><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8"/>
      <text:p text:style-name="P65">copy_ticks</text:p>
      <text:p text:style-name="P69"><text:a xlink:type="simple" xlink:href="https://www.mql5.com/es/docs/integration/python_metatrader5/mt5copyticksfrom_py" text:style-name="Internet_20_link" text:visited-style-name="Visited_20_Internet_20_Link">https://www.mql5.com/es/docs/integration/python_metatrader5/mt5copyticksfrom_py</text:a></text:p>
      <text:p text:style-name="P69"><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9"/>
      <text:p text:style-name="P65">order_send</text:p>
      <text:p text:style-name="P67">Comparar o vender, poner sl y tp</text:p>
      <text:p text:style-name="P69"><text:a xlink:type="simple" xlink:href="https://www.mql5.com/es/docs/integration/python_metatrader5/mt5ordersend_py" text:style-name="Internet_20_link" text:visited-style-name="Visited_20_Internet_20_Link">https://www.mql5.com/es/docs/integration/python_metatrader5/mt5ordersend_py</text:a></text:p>
      <text:p text:style-name="P70"><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70"/>
      <text:p text:style-name="P7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1">(500, 2817, '01 Mar 2021')</text:p>
      <text:p text:style-name="P71"/>
      <text:p text:style-name="P71">----MOSTRANDO DATOS----</text:p>
      <text:p text:style-name="P71"/>
      <text:p text:style-name="P71">ticks( 186368 )</text:p>
      <text:p text:style-name="P71">(1614942051, 1.55382, 1.55389, 0., 0, 1614942051022, 134, 0.)</text:p>
      <text:p text:style-name="P71">(1614942051, 1.55385, 1.5539, 0., 0, 1614942051122, 134, 0.)</text:p>
      <text:p text:style-name="P71">(1614942051, 1.55381, 1.55386, 0., 0, 1614942051223, 134, 0.)</text:p>
      <text:p text:style-name="P71">(1614942051, 1.55377, 1.55383, 0., 0, 1614942051331, 134, 0.)</text:p>
      <text:p text:style-name="P71">(1614942051, 1.55375, 1.55383, 0., 0, 1614942051426, 130, 0.)</text:p>
      <text:p text:style-name="P71">(1614942051, 1.55376, 1.55383, 0., 0, 1614942051984, 130, 0.)</text:p>
      <text:p text:style-name="P71">(1614942052, 1.55377, 1.55382, 0., 0, 1614942052397, 134, 0.)</text:p>
      <text:p text:style-name="P71">(1614942052, 1.55376, 1.55382, 0., 0, 1614942052704, 130, 0.)</text:p>
      <text:p text:style-name="P71">(1614942052, 1.55377, 1.55384, 0., 0, 1614942052804, 134, 0.)</text:p>
      <text:p text:style-name="P71"/>
      <text:p text:style-name="P72"><draw:frame draw:style-name="fr2" draw:name="Imagen6" text:anchor-type="char" svg:width="11.841cm" svg:height="8.879cm" draw:z-index="5"><draw:image xlink:href="Pictures/1000020100000280000001E09A3B815CC7B2967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5">- El <text:span text:style-name="T3">bid</text:span> es el precio que se ofrece (el <text:span text:style-name="T3">precio de compra </text:span><text:span text:style-name="T6">(del mercado)</text:span>).</text:p>
      <text:p text:style-name="P73">Precio al que TÚ le vendes al MERCADO.</text:p>
      <text:p text:style-name="Standard"/>
      <text:p text:style-name="P75">- El <text:span text:style-name="T3">ask</text:span> es el precio que te piden (el <text:span text:style-name="T3">precio de venta </text:span><text:span text:style-name="T6">(del mercado)</text:span>).</text:p>
      <text:p text:style-name="P73">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3"><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7"/>
      <text:p text:style-name="P73">No importa cuántos vendedores haya, el auténtico precio de venta <text:span text:style-name="T36">(ask) </text:span>es el más bajo de todos los ofertantes.</text:p>
      <text:p text:style-name="P73"/>
      <text:p text:style-name="P73">No importa cuántos compradores haya, el único precio de compra <text:span text:style-name="T36">(bid)</text:span> a considerar es el más alto.</text:p>
      <text:p text:style-name="P73"/>
      <text:p text:style-name="P7">¿Qué es el spread? ¿Liquidez?</text:p>
      <text:p text:style-name="P73"/>
      <text:p text:style-name="P74">- El <text:span text:style-name="T3">spread</text:span> (del inglés “separación”) y también conocido en español como horquilla, es la diferencia en un momento dado entre los precios <text:span text:style-name="T3">bid</text:span> y <text:span text:style-name="T3">ask</text:span>.</text:p>
      <text:p text:style-name="P74"/>
      <text:p text:style-name="P74">El spread debe ser pequeño, <text:span text:style-name="T3">cuanto más pequeño mejor</text:span>. Ten en cuenta, que sólo por entrar en el mercado, ya estás perdiendo dinero, porque tendrás que salir a un precio peor, y la diferencia de precios es el spread.</text:p>
      <text:p text:style-name="P74"/>
      <text:p text:style-name="P7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4"/>
      <text:p text:style-name="P74">El spread es una medida de la liquidez (a menor spread, mayor liquidez) y </text:p>
      <text:p text:style-name="P74">- <text:span text:style-name="T36">L</text:span>a <text:span text:style-name="T3">liquidez</text:span> es en la práctica, la facilidad que tienes para comprar o vender al precio que quieras.</text:p>
      <text:p text:style-name="P74"/>
      <text:p text:style-name="P74">Cuantos más participantes y más activos sean, más liquidez habrá, el spread será menor, y los precios de compra serán tan parecidos que el spread apenas tendrá impacto en tu operativa.</text:p>
      <text:p text:style-name="P74"/>
      <text:p text:style-name="P74"/>
      <text:p text:style-name="P76">BUSCAMOS ENTONCES SITUACIONES CON MUCHA LIQUIDEZ, ES DECIR, SPREAD MINIMO.</text:p>
      <text:p text:style-name="P76"/>
      <text:p text:style-name="P76">Hablando del mercado de divisas (FOREX), un spread típico en el EUR/USD es de medio pip. Esto es, que se aprecia a partir de la quinta cifra decimal en el cambio de divisa.</text:p>
      <text:p text:style-name="P76"/>
      <text:p text:style-name="P76"/>
      <text:p text:style-name="P76"><text:soft-page-break/></text:p>
      <text:p text:style-name="P76">Cuando hay <text:span text:style-name="T3">volatilidad</text:span> el precio se acelera y las velas se hacen más grandes y bruscas. Esto provoca negociaciones más impulsivas e intempestivas, lo que agranda el spread.</text:p>
      <text:p text:style-name="P76"/>
      <text:p text:style-name="P76">Este fenómeno, es especialmente crítico en la operativa intradiaria, donde el spread puede llegar a anular por completo tu ventaja competitiva en el mercado.</text:p>
      <text:p text:style-name="P76"/>
      <text:p text:style-name="P76">En Forex, que es un mercado extremadamente complejo, el spread marca la diferencia. Muchas veces (aunque no siempre) conviene dejar escapar las velas más jugosas, porque llevan asociado un spread inasumible.</text:p>
      <text:p text:style-name="P76"/>
      <text:p text:style-name="P76"/>
      <text:p text:style-name="P76">(PIP: lo vemos mas adelante.</text:p>
      <text:p text:style-name="P76"><text:a xlink:type="simple" xlink:href="https://www.novatostradingclub.com/formacion/pips-ticks-y-puntos-en-trading/" text:style-name="Internet_20_link" text:visited-style-name="Visited_20_Internet_20_Link">https://www.novatostradingclub.com/formacion/pips-ticks-y-puntos-en-trading/</text:a>)</text:p>
      <text:p text:style-name="P76"/>
      <text:p text:style-name="P76"/>
      <text:p text:style-name="P80"><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1">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2">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3">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85" text:outline-level="4">Cambio de estrategia (charla 6/4/2021):</text:h>
      <text:p text:style-name="P100"><text:span text:style-name="T44"/></text:p>
      <text:p text:style-name="P101"><text:span text:style-name="T45">- Nos vamos a centrar ahora en 5 mercados, 1 forex, 2 metales, 2 energias (petroleo, por ejemplo).</text:span></text:p>
      <text:p text:style-name="P101"><text:span text:style-name="T45">- Empezamos con una aplicacion/estragia para operar:</text:span></text:p>
      <text:p text:style-name="P101"><text:span text:style-name="T45"><text:tab/>software: estrategia basica para operar, abrir posicion y cerrar.</text:span></text:p>
      <text:p text:style-name="P101"><text:span text:style-name="T45"><text:tab/>Tiempo: evaluar la estrategia con backtesting. Evaluar en tiempo real.</text:span></text:p>
      <text:p text:style-name="P101"><text:span text:style-name="T45"/></text:p>
      <text:p text:style-name="P101"><text:span text:style-name="T45">Estrategias: <text:s/>de mas simple a mas compleja<text:tab/></text:span></text:p>
      <text:list xml:id="list2360850219" text:style-name="L5">
        <text:list-item>
          <text:p text:style-name="P102"><text:span text:style-name="T47">pocas opciones de AA, no hay algoritmo exacto.</text:span></text:p>
        </text:list-item>
        <text:list-item>
          <text:p text:style-name="P103"><text:span text:style-name="T48">aprendizaje por refuerzo</text:span></text:p>
        </text:list-item>
        <text:list-item>
          <text:p text:style-name="P104"><text:span text:style-name="T46">mecanismo de gestion de cartera</text:span></text:p>
        </text:list-item>
      </text:list>
      <text:p text:style-name="P105"><text:span text:style-name="T46"/></text:p>
      <text:p text:style-name="P105"><text:span text:style-name="T46">Primera tarea:</text:span></text:p>
      <text:p text:style-name="P105"><text:span text:style-name="T46">Entrada → datos y mi cartera</text:span></text:p>
      <text:p text:style-name="P105"><text:span text:style-name="T46">Salida → abrir y cerrar posiciones y un resultado</text:span></text:p>
      <text:p text:style-name="P105"><text:span text:style-name="T46">- La aplicación basica → ganancias, perdidas, comisiones,etc. Hoja de cálculo.</text:span></text:p>
      <text:p text:style-name="P105"><text:span text:style-name="T46"/></text:p>
      <text:p text:style-name="P105"><text:span text:style-name="T46">Mas adelante:</text:span></text:p>
      <text:p text:style-name="P105"><text:span text:style-name="T46"><text:tab/>- mercados, datos, cartera.</text:span></text:p>
      <text:p text:style-name="P79"/>
      <text:p text:style-name="P62">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4-11T16:38:23.644000000</dc:date>
    <meta:editing-duration>PT12H56M44S</meta:editing-duration>
    <meta:editing-cycles>46</meta:editing-cycles>
    <meta:document-statistic meta:table-count="0" meta:image-count="6" meta:object-count="0" meta:page-count="16" meta:paragraph-count="247" meta:word-count="3285" meta:character-count="23611" meta:non-whitespace-character-count="20519"/>
  </office:meta>
</office:document-meta>
</file>